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Noto Sans Devanagari1" svg:font-family="'Noto Sans Devanagari'" style:font-family-generic="swiss"/>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1297d3" officeooo:paragraph-rsid="001297d3"/>
    </style:style>
    <style:style style:name="P2" style:family="paragraph" style:parent-style-name="Text_20_body">
      <style:text-properties officeooo:rsid="001297d3" officeooo:paragraph-rsid="001297d3"/>
    </style:style>
    <style:style style:name="P3" style:family="paragraph" style:parent-style-name="Text_20_body">
      <style:text-properties officeooo:rsid="001502fa" officeooo:paragraph-rsid="001502fa"/>
    </style:style>
    <style:style style:name="P4" style:family="paragraph" style:parent-style-name="Text_20_body">
      <style:text-properties officeooo:rsid="00158217" officeooo:paragraph-rsid="00158217"/>
    </style:style>
    <style:style style:name="P5" style:family="paragraph" style:parent-style-name="Text_20_body">
      <style:text-properties officeooo:rsid="0015d7c5" officeooo:paragraph-rsid="0015d7c5"/>
    </style:style>
    <style:style style:name="P6" style:family="paragraph" style:parent-style-name="Heading_20_2">
      <style:text-properties officeooo:rsid="001297d3" officeooo:paragraph-rsid="001297d3"/>
    </style:style>
    <style:style style:name="T1" style:family="text">
      <style:text-properties officeooo:rsid="00143a4e"/>
    </style:style>
    <style:style style:name="T2" style:family="text">
      <style:text-properties officeooo:rsid="001516c7"/>
    </style:style>
    <style:style style:name="T3" style:family="text">
      <style:text-properties officeooo:rsid="0015d7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4CIA</text:p>
      <text:h text:style-name="P6" text:outline-level="2">Analisi del sonetto “Solo e pensoso i più deserti campi” di Francesco Petrarca</text:h>
      <text:p text:style-name="P2">Solo e assorto nei miei pensieri vado percorrendo con passi lenti e posati le lande più desolate, e sto attento a fuggire i luoghi in cui la ter<text:span text:style-name="T1">r</text:span>a rechi impresse le trace della presenza umana, cioè cerco con attenzione <text:s/>luoghi appartati, che non siano frequentati dagli uomini. Non trovo altra difesa dal fatto che la gente si accorga chiaramente della mia condizione interiore, perché nei miei comportamenti privi d’allegria anche da fuori si vede il fuoco che arde dentro di me. Al punto che sono ormai convinto che monti, campagne, fiumi boschi sappiano di che genere sia la mia vita che agli altri è nascosta. Tuttavia, non riesco a trovare sentieri così tortuosi e desolati in cui Amore non mi segua sempre parlando come e io con lui.</text:p>
      <text:p text:style-name="P2">“<text:span text:style-name="T1">Solo e pensoso i più deserti campi</text:span>”, <text:span text:style-name="T1">contenuto nel Canzoniere di Francesco Petrarca, è un sonetto nel quale il poeta racconta la propria ricerca della completa solitudine ma viene ostacolato dal sentimento d’amore.</text:span></text:p>
      <text:p text:style-name="P3">L’opera è un sonetto e di conseguenza è costituita da quattordici versi in endecassillabi divese in due quartine e due terzine. Versi che presentano rime incrociate nelle quartine (ABBA, ABBA) e ripetute nelle terzine (CDE, CDE).</text:p>
      <text:p text:style-name="P3"><text:span text:style-name="T2">La prima quartina</text:span> cont<text:span text:style-name="T2">iene</text:span> due dittologie <text:span text:style-name="T2">e un imperbato </text:span>che, rallentando il ritmo, contribuscono a infondere nel lettore la sensazione dell’autore di voler rimare in solitudine <text:span text:style-name="T2">e assorto nei propri pensieri.</text:span></text:p>
      <text:p text:style-name="P4">Nella seconda quartina, attraverso una metafora e un’antitesi, il poeta spiega che, nonostante i comportamenti privi di allegria, chiunque da fuori sia in grado di vedere il fuoco che arde dentro di lui.</text:p>
      <text:p text:style-name="P4">Nella prima terzina Petrarca crede di essere che ormai chiunque conosca la condizione.</text:p>
      <text:p text:style-name="P4">Nella seconda quartina <text:span text:style-name="T3">l’autore scrive che la personificazione dell’Amore è sempre in grado di trovarlo per potergli parlare.</text:span></text:p>
      <text:p text:style-name="P5">Il sonetto è incentrato sulla solitudine interiore del poeta. Egli in fatti è triste, è e vuole rimare da solo, ma dentro di lui il sentimento d’amore, causa di tanta sofferenza, perma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Noto Sans Devanagari1" svg:font-family="'Noto Sans Devanagari'" style:font-family-generic="swiss"/>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it" fo:country="IT"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it" fo:country="IT"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2:20:12.599582119</meta:creation-date>
    <dc:date>2016-09-26T07:00:28.430285825</dc:date>
    <meta:editing-duration>PT7M1S</meta:editing-duration>
    <meta:editing-cycles>2</meta:editing-cycles>
    <meta:generator>LibreOffice/5.2.1.2$Linux_X86_64 LibreOffice_project/20m0$Build-2</meta:generator>
    <meta:document-statistic meta:table-count="0" meta:image-count="0" meta:object-count="0" meta:page-count="1" meta:paragraph-count="10" meta:word-count="340" meta:character-count="2090" meta:non-whitespace-character-count="1759"/>
  </office:meta>
</office:document-meta>
</file>